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71d" officeooo:paragraph-rsid="00199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ario de ingreso para la sociedad cientifica de <text:s/>estudiantes de sistemas e informatica</text:p>
      <text:p text:style-name="P1"/>
      <text:p text:style-name="P1">Cedula:</text:p>
      <text:p text:style-name="P1"/>
      <text:p text:style-name="P1">Fecha actual:</text:p>
      <text:p text:style-name="P1"/>
      <text:p text:style-name="P1">Nombre:</text:p>
      <text:p text:style-name="P1">Apellidos:</text:p>
      <text:p text:style-name="P1">Edad:</text:p>
      <text:p text:style-name="P1">fecha de nacimiento:</text:p>
      <text:p text:style-name="P1">Direccion:</text:p>
      <text:p text:style-name="P1">Telefono:</text:p>
      <text:p text:style-name="P1">Celular:</text:p>
      <text:p text:style-name="P1">Correo electronico:</text:p>
      <text:p text:style-name="P1"/>
      <text:p text:style-name="P1">Materias en las que estas inscrito actualmente:</text:p>
      <text:p text:style-name="P1"/>
      <text:p text:style-name="P1">Areas de la ciencia y computacion que te interesan y por que:</text:p>
      <text:p text:style-name="P1"/>
      <text:p text:style-name="P1">IA, <text:s/>Computacion grafica, Biometria( identificacion ), Base de datos, Ing. De software, Algoritmos y complejidad, sistemas operativos, Compiladores, Bioinformatica, Redes de computadoras, Otros.</text:p>
      <text:p text:style-name="P1"/>
      <text:p text:style-name="P1">Cuales de los proyectos expuestos por la scesi le interesan?</text:p>
      <text:p text:style-name="P1"/>
      <text:p text:style-name="P1">Como se entero de la convocatoria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6:25:13.832626040</meta:creation-date>
    <dc:date>2015-03-13T16:44:22.832457075</dc:date>
    <meta:editing-duration>PT3M58S</meta:editing-duration>
    <meta:editing-cycles>1</meta:editing-cycles>
    <meta:document-statistic meta:table-count="0" meta:image-count="0" meta:object-count="0" meta:page-count="1" meta:paragraph-count="16" meta:word-count="85" meta:character-count="595" meta:non-whitespace-character-count="524"/>
    <meta:generator>LibreOffice/4.3.6.2$Linux_X86_64 LibreOffice_project/430m0$Build-2</meta:generator>
  </office:meta>
</office:document-meta>
</file>